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2.395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648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157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567cm"/>
    </style:style>
    <style:style style:name="co20" style:family="table-column">
      <style:table-column-properties fo:break-before="auto" style:column-width="3.621cm"/>
    </style:style>
    <style:style style:name="co21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20pt" style:text-underline-style="none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-bottom="1.25pt solid #000000" style:text-align-source="fix" style:repeat-content="false" fo:wrap-option="wrap" fo:border-left="1.25pt solid #000000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1.25pt solid #000000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25pt solid #000000" style:text-align-source="fix" style:repeat-content="false" fo:wrap-option="wrap" fo:border-left="1.25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1.25pt solid #000000" fo:border-right="none" fo:border-top="1.25pt solid #000000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16" style:family="table-cell" style:parent-style-name="Default">
      <style:table-cell-properties fo:border-bottom="1.25pt solid #000000" style:text-align-source="fix" style:repeat-content="false" fo:wrap-option="wrap" fo:border-left="none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34" style:family="table-cell" style:parent-style-name="Default" style:data-style-name="N10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37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38" style:family="table-cell" style:parent-style-name="Default">
      <style:table-cell-properties fo:border-bottom="1.25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25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fo:border-bottom="1.25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Pivot_20_Table_20_Corner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</style:style>
    <style:style style:name="ce52" style:family="table-cell" style:parent-style-name="Pivot_20_Table_20_Value" style:data-style-name="N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53" style:family="table-cell" style:parent-style-name="Pivot_20_Table_20_Value" style:data-style-name="N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54" style:family="table-cell" style:parent-style-name="Pivot_20_Table_20_Value" style:data-style-name="N0">
      <style:table-cell-properties fo:border-bottom="0.99pt solid #000000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55" style:family="table-cell" style:parent-style-name="Pivot_20_Table_20_Res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56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58" style:family="table-cell" style:parent-style-name="Default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cm"/>
      <style:text-properties style:font-name="Times New Roman Cyr" fo:font-size="11pt" style:font-size-asian="11pt" style:font-size-complex="11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 Cyr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imes New Roman Cyr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ext-properties style:font-name="Times New Roman Cyr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Dashboard" table:style-name="ta1">
        <table:shapes>
          <draw:frame draw:z-index="0" draw:style-name="gr1" draw:text-style-name="P1" svg:width="15.997cm" svg:height="9.004cm" svg:x="0.001cm" svg:y="14.39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77cm" svg:height="8.999cm" svg:x="17.093cm" svg:y="14.391cm">
            <draw:object draw:notify-on-update-of-ranges="'Gender distribution'.A2:'Gender distribution'.A3 'Gender distribution'.C2:'Gender distribution'.C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6.014cm" svg:height="9.018cm" svg:x="0cm" svg:y="24.28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4cm" svg:height="9.005cm" svg:x="17.053cm" svg:y="24.083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5" table:default-cell-style-name="ce6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 table:number-columns-spanned="11" table:number-rows-spanned="2">
            <text:p> <text:span text:style-name="T1">Dashboard</text:span>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covered-table-cell table:number-columns-repeated="2" table:style-name="Default"/>
          <table:covered-table-cell table:number-columns-repeated="2"/>
          <table:covered-table-cell table:style-name="Default"/>
          <table:covered-table-cell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8" office:value-type="string" calcext:value-type="string">
            <text:p>Employee ID</text:p>
          </table:table-cell>
          <table:table-cell table:style-name="ce16" office:value-type="string" calcext:value-type="string">
            <text:p>Employee Name</text:p>
          </table:table-cell>
          <table:table-cell table:style-name="ce16" office:value-type="string" calcext:value-type="string">
            <text:p>Department</text:p>
          </table:table-cell>
          <table:table-cell table:style-name="ce16" office:value-type="string" calcext:value-type="string">
            <text:p>Gender</text:p>
          </table:table-cell>
          <table:table-cell table:style-name="ce16" office:value-type="string" calcext:value-type="string">
            <text:p>Age</text:p>
          </table:table-cell>
          <table:table-cell table:style-name="ce16" office:value-type="string" calcext:value-type="string">
            <text:p>Salary</text:p>
          </table:table-cell>
          <table:table-cell table:style-name="ce16" office:value-type="string" calcext:value-type="string">
            <text:p>Performance Rating</text:p>
          </table:table-cell>
          <table:table-cell table:style-name="ce16" office:value-type="string" calcext:value-type="string">
            <text:p>Join Date</text:p>
          </table:table-cell>
          <table:table-cell table:style-name="ce16" office:value-type="string" calcext:value-type="string">
            <text:p>Attrition Status</text:p>
          </table:table-cell>
          <table:table-cell table:style-name="ce16" office:value-type="string" calcext:value-type="string">
            <text:p>Years at Company</text:p>
          </table:table-cell>
          <table:table-cell table:style-name="ce56" office:value-type="string" calcext:value-type="string">
            <text:p>Age Group</text:p>
          </table:table-cell>
        </table:table-row>
        <table:table-row table:style-name="ro3">
          <table:table-cell table:style-name="ce9" office:value-type="float" office:value="1001" calcext:value-type="float">
            <text:p>1001</text:p>
          </table:table-cell>
          <table:table-cell table:style-name="ce17" office:value-type="string" calcext:value-type="string">
            <text:p>John Doe</text:p>
          </table:table-cell>
          <table:table-cell table:style-name="ce35" office:value-type="string" calcext:value-type="string">
            <text:p>IT</text:p>
          </table:table-cell>
          <table:table-cell table:style-name="ce35" office:value-type="string" calcext:value-type="string">
            <text:p>Male 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0000" calcext:value-type="float">
            <text:p>60000</text:p>
          </table:table-cell>
          <table:table-cell table:style-name="ce35" office:value-type="float" office:value="4" calcext:value-type="float">
            <text:p>4</text:p>
          </table:table-cell>
          <table:table-cell table:style-name="ce48" office:value-type="string" calcext:value-type="string">
            <text:p>2020-03-01</text:p>
          </table:table-cell>
          <table:table-cell table:style-name="ce35" office:value-type="string" calcext:value-type="string">
            <text:p>Active</text:p>
          </table:table-cell>
          <table:table-cell table:style-name="ce35" office:value-type="float" office:value="5" calcext:value-type="float">
            <text:p>5</text:p>
          </table:table-cell>
          <table:table-cell table:style-name="ce57" table:formula="of:=IF([.E5]&lt;=25;&quot;18-25&quot;;IF([.E5]&lt;=35;&quot;26-35&quot;;IF([.E5]&lt;=45;&quot;36-45&quot;;IF([.E5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Jane Smith</text:p>
          </table:table-cell>
          <table:table-cell table:style-name="ce5" office:value-type="string" calcext:value-type="string">
            <text:p>HR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6-15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6" calcext:value-type="float">
            <text:p>6</text:p>
          </table:table-cell>
          <table:table-cell table:style-name="ce33" table:formula="of:=IF([.E6]&lt;=25;&quot;18-25&quot;;IF([.E6]&lt;=35;&quot;26-35&quot;;IF([.E6]&lt;=45;&quot;36-45&quot;;IF([.E6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Mike Johnson</text:p>
          </table:table-cell>
          <table:table-cell table:style-name="ce5"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58000" calcext:value-type="float">
            <text:p>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7-22</text:p>
          </table:table-cell>
          <table:table-cell table:style-name="ce5" office:value-type="string" calcext:value-type="string">
            <text:p>Resigned</text:p>
          </table:table-cell>
          <table:table-cell table:style-name="ce5" office:value-type="float" office:value="3" calcext:value-type="float">
            <text:p>3</text:p>
          </table:table-cell>
          <table:table-cell table:style-name="ce33" table:formula="of:=IF([.E7]&lt;=25;&quot;18-25&quot;;IF([.E7]&lt;=35;&quot;26-35&quot;;IF([.E7]&lt;=45;&quot;36-45&quot;;IF([.E7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Emily White</text:p>
          </table:table-cell>
          <table:table-cell table:style-name="ce5" office:value-type="string" calcext:value-type="string">
            <text:p>Sales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10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10" calcext:value-type="float">
            <text:p>10</text:p>
          </table:table-cell>
          <table:table-cell table:style-name="ce33" table:formula="of:=IF([.E8]&lt;=25;&quot;18-25&quot;;IF([.E8]&lt;=35;&quot;26-35&quot;;IF([.E8]&lt;=45;&quot;36-45&quot;;IF([.E8]&lt;=55;&quot;46-55&quot;;&quot;55+&quot;))))" office:value-type="string" office:string-value="36-45" calcext:value-type="string">
            <text:p>36-45</text:p>
          </table:table-cell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string" calcext:value-type="string">
            <text:p>Chris Brown</text:p>
          </table:table-cell>
          <table:table-cell table:style-name="ce5" office:value-type="string" calcext:value-type="string">
            <text:p>Marketing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9-01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4" calcext:value-type="float">
            <text:p>4</text:p>
          </table:table-cell>
          <table:table-cell table:style-name="ce33" table:formula="of:=IF([.E9]&lt;=25;&quot;18-25&quot;;IF([.E9]&lt;=35;&quot;26-35&quot;;IF([.E9]&lt;=45;&quot;36-45&quot;;IF([.E9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6" calcext:value-type="float">
            <text:p>1006</text:p>
          </table:table-cell>
          <table:table-cell table:style-name="ce3" office:value-type="string" calcext:value-type="string">
            <text:p>Sara Green</text:p>
          </table:table-cell>
          <table:table-cell table:style-name="ce5" office:value-type="string" calcext:value-type="string">
            <text:p>IT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65000" calcext:value-type="float">
            <text:p>6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11-11</text:p>
          </table:table-cell>
          <table:table-cell table:style-name="ce5" office:value-type="string" calcext:value-type="string">
            <text:p>Resigned</text:p>
          </table:table-cell>
          <table:table-cell table:style-name="ce5" office:value-type="float" office:value="8" calcext:value-type="float">
            <text:p>8</text:p>
          </table:table-cell>
          <table:table-cell table:style-name="ce33" table:formula="of:=IF([.E10]&lt;=25;&quot;18-25&quot;;IF([.E10]&lt;=35;&quot;26-35&quot;;IF([.E10]&lt;=45;&quot;36-45&quot;;IF([.E10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7" calcext:value-type="float">
            <text:p>1007</text:p>
          </table:table-cell>
          <table:table-cell table:style-name="ce3" office:value-type="string" calcext:value-type="string">
            <text:p>Ryan King</text:p>
          </table:table-cell>
          <table:table-cell table:style-name="ce5" office:value-type="string" calcext:value-type="string">
            <text:p>HR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5-20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7" calcext:value-type="float">
            <text:p>7</text:p>
          </table:table-cell>
          <table:table-cell table:style-name="ce33" table:formula="of:=IF([.E11]&lt;=25;&quot;18-25&quot;;IF([.E11]&lt;=35;&quot;26-35&quot;;IF([.E11]&lt;=45;&quot;36-45&quot;;IF([.E11]&lt;=55;&quot;46-55&quot;;&quot;55+&quot;))))" office:value-type="string" office:string-value="36-45" calcext:value-type="string">
            <text:p>36-45</text:p>
          </table:table-cell>
        </table:table-row>
        <table:table-row table:style-name="ro3">
          <table:table-cell office:value-type="float" office:value="1008" calcext:value-type="float">
            <text:p>1008</text:p>
          </table:table-cell>
          <table:table-cell table:style-name="ce3" office:value-type="string" calcext:value-type="string">
            <text:p>Jessica Black</text:p>
          </table:table-cell>
          <table:table-cell table:style-name="ce5" office:value-type="string" calcext:value-type="string">
            <text:p>Marketing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52000" calcext:value-type="float">
            <text:p>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-01-10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3" calcext:value-type="float">
            <text:p>3</text:p>
          </table:table-cell>
          <table:table-cell table:style-name="ce33" table:formula="of:=IF([.E12]&lt;=25;&quot;18-25&quot;;IF([.E12]&lt;=35;&quot;26-35&quot;;IF([.E12]&lt;=45;&quot;36-45&quot;;IF([.E12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string" calcext:value-type="string">
            <text:p>Peter Adams</text:p>
          </table:table-cell>
          <table:table-cell table:style-name="ce5"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66000" calcext:value-type="float">
            <text:p>6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11-25</text:p>
          </table:table-cell>
          <table:table-cell table:style-name="ce5" office:value-type="string" calcext:value-type="string">
            <text:p>Active</text:p>
          </table:table-cell>
          <table:table-cell table:style-name="ce5" office:value-type="float" office:value="6" calcext:value-type="float">
            <text:p>6</text:p>
          </table:table-cell>
          <table:table-cell table:style-name="ce33" table:formula="of:=IF([.E13]&lt;=25;&quot;18-25&quot;;IF([.E13]&lt;=35;&quot;26-35&quot;;IF([.E13]&lt;=45;&quot;36-45&quot;;IF([.E13]&lt;=55;&quot;46-55&quot;;&quot;55+&quot;))))" office:value-type="string" office:string-value="26-35" calcext:value-type="string">
            <text:p>26-35</text:p>
          </table:table-cell>
        </table:table-row>
        <table:table-row table:style-name="ro3">
          <table:table-cell table:style-name="ce11" office:value-type="float" office:value="1010" calcext:value-type="float">
            <text:p>1010</text:p>
          </table:table-cell>
          <table:table-cell table:style-name="ce20" office:value-type="string" calcext:value-type="string">
            <text:p>Lisa Grey</text:p>
          </table:table-cell>
          <table:table-cell table:style-name="ce37" office:value-type="string" calcext:value-type="string">
            <text:p>Sales</text:p>
          </table:table-cell>
          <table:table-cell table:style-name="ce38" office:value-type="string" calcext:value-type="string">
            <text:p>Female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8000" calcext:value-type="float">
            <text:p>78000</text:p>
          </table:table-cell>
          <table:table-cell table:style-name="ce37" office:value-type="float" office:value="5" calcext:value-type="float">
            <text:p>5</text:p>
          </table:table-cell>
          <table:table-cell table:style-name="ce50" office:value-type="string" calcext:value-type="string">
            <text:p>2016-08-15</text:p>
          </table:table-cell>
          <table:table-cell table:style-name="ce37" office:value-type="string" calcext:value-type="string">
            <text:p>Active</text:p>
          </table:table-cell>
          <table:table-cell table:style-name="ce37" office:value-type="float" office:value="9" calcext:value-type="float">
            <text:p>9</text:p>
          </table:table-cell>
          <table:table-cell table:style-name="ce58" table:formula="of:=IF([.E14]&lt;=25;&quot;18-25&quot;;IF([.E14]&lt;=35;&quot;26-35&quot;;IF([.E14]&lt;=45;&quot;36-45&quot;;IF([.E14]&lt;=55;&quot;46-55&quot;;&quot;55+&quot;))))" office:value-type="string" office:string-value="36-45" calcext:value-type="string">
            <text:p>36-45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2" office:value-type="string" calcext:value-type="string">
            <text:p>Metrics</text:p>
          </table:table-cell>
          <table:table-cell table:style-name="ce21" office:value-type="string" calcext:value-type="string">
            <text:p>Value</text:p>
          </table:table-cell>
          <table:table-cell/>
          <table:table-cell table:style-name="ce23" office:value-type="string" calcext:value-type="string">
            <text:p>Performance Rating</text:p>
          </table:table-cell>
          <table:table-cell table:style-name="ce27" office:value-type="string" calcext:value-type="string">
            <text:p>Average - Salary</text:p>
          </table:table-cell>
          <table:table-cell/>
          <table:table-cell table:style-name="ce23" office:value-type="string" calcext:value-type="string">
            <text:p>Department</text:p>
          </table:table-cell>
          <table:table-cell table:style-name="ce51" office:value-type="string" calcext:value-type="string">
            <text:p>Average - Salary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Total Employee</text:p>
          </table:table-cell>
          <table:table-cell table:style-name="ce33" table:formula="of:=COUNT([.A5:.A14])" office:value-type="float" office:value="10" calcext:value-type="float">
            <text:p>1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8" office:value-type="float" office:value="52000" calcext:value-type="float">
            <text:p>52000</text:p>
          </table:table-cell>
          <table:table-cell/>
          <table:table-cell table:style-name="ce24" office:value-type="string" calcext:value-type="string">
            <text:p>HR</text:p>
          </table:table-cell>
          <table:table-cell table:style-name="ce52" office:value-type="float" office:value="61500" calcext:value-type="float">
            <text:p>61500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Average Salary</text:p>
          </table:table-cell>
          <table:table-cell table:style-name="ce33" table:formula="of:=AVERAGE([.F5:.F14])" office:value-type="float" office:value="62400" calcext:value-type="float">
            <text:p>6240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2" office:value-type="float" office:value="57666.6666666667" calcext:value-type="float">
            <text:p>57666.6666666667</text:p>
          </table:table-cell>
          <table:table-cell/>
          <table:table-cell table:style-name="ce25" office:value-type="string" calcext:value-type="string">
            <text:p>IT</text:p>
          </table:table-cell>
          <table:table-cell table:style-name="ce53" office:value-type="float" office:value="62250" calcext:value-type="float">
            <text:p>62250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Active Employee</text:p>
          </table:table-cell>
          <table:table-cell table:style-name="ce33" table:formula="of:=COUNTIF([.I5:.I14];&quot;Active&quot;)" office:value-type="float" office:value="8" calcext:value-type="float">
            <text:p>8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2" office:value-type="float" office:value="62250" calcext:value-type="float">
            <text:p>62250</text:p>
          </table:table-cell>
          <table:table-cell/>
          <table:table-cell table:style-name="ce25" office:value-type="string" calcext:value-type="string">
            <text:p>Marketing</text:p>
          </table:table-cell>
          <table:table-cell table:style-name="ce53" office:value-type="float" office:value="51000" calcext:value-type="float">
            <text:p>51000</text:p>
          </table:table-cell>
          <table:table-cell table:number-columns-repeated="3"/>
        </table:table-row>
        <table:table-row table:style-name="ro3">
          <table:table-cell table:style-name="ce14" office:value-type="string" calcext:value-type="string">
            <text:p>Resigned Employee</text:p>
          </table:table-cell>
          <table:table-cell table:style-name="ce33" table:formula="of:=COUNTIF([.I5:.I14];&quot;Resigned&quot;)" office:value-type="float" office:value="2" calcext:value-type="float">
            <text:p>2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29" office:value-type="float" office:value="75000" calcext:value-type="float">
            <text:p>75000</text:p>
          </table:table-cell>
          <table:table-cell/>
          <table:table-cell table:style-name="ce25" office:value-type="string" calcext:value-type="string">
            <text:p>Sales</text:p>
          </table:table-cell>
          <table:table-cell table:style-name="ce54" office:value-type="float" office:value="75000" calcext:value-type="float">
            <text:p>75000</text:p>
          </table:table-cell>
          <table:table-cell table:number-columns-repeated="3"/>
        </table:table-row>
        <table:table-row table:style-name="ro3">
          <table:table-cell table:style-name="ce15" office:value-type="string" calcext:value-type="string">
            <text:p>Attrition Rate</text:p>
          </table:table-cell>
          <table:table-cell table:style-name="ce34" table:formula="of:=[.B22]/[.B19]" office:value-type="percentage" office:value="0.2" calcext:value-type="percentage">
            <text:p>20%</text:p>
          </table:table-cell>
          <table:table-cell/>
          <table:table-cell table:style-name="ce26" office:value-type="string" calcext:value-type="string">
            <text:p>Total Result</text:p>
          </table:table-cell>
          <table:table-cell table:style-name="ce30" office:value-type="float" office:value="62400" calcext:value-type="float">
            <text:p>62400</text:p>
          </table:table-cell>
          <table:table-cell/>
          <table:table-cell table:style-name="ce26" office:value-type="string" calcext:value-type="string">
            <text:p>Total Result</text:p>
          </table:table-cell>
          <table:table-cell table:style-name="ce55" office:value-type="float" office:value="62400" calcext:value-type="float">
            <text:p>62400</text:p>
          </table:table-cell>
          <table:table-cell table:number-columns-repeated="3"/>
        </table:table-row>
      </table:table>
      <table:table table:name="Raw data" table:style-name="ta1">
        <table:table-column table:style-name="co10" table:default-cell-style-name="ce2"/>
        <table:table-column table:style-name="co11" table:default-cell-style-name="ce3"/>
        <table:table-column table:style-name="co6" table:default-cell-style-name="ce5"/>
        <table:table-column table:style-name="co6" table:default-cell-style-name="Default"/>
        <table:table-column table:style-name="co6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6"/>
        <table:table-column table:style-name="co15" table:default-cell-style-name="ce5"/>
        <table:table-column table:style-name="co16" table:default-cell-style-name="ce5"/>
        <table:table-column table:style-name="co6" table:default-cell-style-name="ce5"/>
        <table:table-column table:style-name="co17" table:default-cell-style-name="Default"/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</table:table-row>
        <table:table-row table:style-name="ro2"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Performance Rating</text:p>
          </table:table-cell>
          <table:table-cell table:style-name="ce1" office:value-type="string" calcext:value-type="string">
            <text:p>Join Date</text:p>
          </table:table-cell>
          <table:table-cell table:style-name="ce1" office:value-type="string" calcext:value-type="string">
            <text:p>Attrition Status</text:p>
          </table:table-cell>
          <table:table-cell table:style-name="ce1" office:value-type="string" calcext:value-type="string">
            <text:p>Years at Company</text:p>
          </table:table-cell>
          <table:table-cell table:style-name="ce22" office:value-type="string" calcext:value-type="string">
            <text:p>Age Group</text:p>
          </table:table-cell>
          <table:table-cell table:style-name="ce65" office:value-type="string" calcext:value-type="string">
            <text:p><text:s/>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8" calcext:value-type="float">
            <text:p>28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table:formula="of:=IF([.E4]&lt;=25;&quot;18-25&quot;;IF([.E4]&lt;=35;&quot;26-35&quot;;IF([.E4]&lt;=45;&quot;36-45&quot;;IF([.E4]&lt;=55;&quot;46-55&quot;;&quot;55+&quot;))))" office:value-type="string" office:string-value="26-35" calcext:value-type="string">
            <text:p>26-35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Jane Smith</text:p>
          </table:table-cell>
          <table:table-cell office:value-type="string" calcext:value-type="string">
            <text:p>HR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55000" calcext:value-type="float">
            <text:p>5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6-15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table:formula="of:=IF([.E5]&lt;=25;&quot;18-25&quot;;IF([.E5]&lt;=35;&quot;26-35&quot;;IF([.E5]&lt;=45;&quot;36-45&quot;;IF([.E5]&lt;=55;&quot;46-55&quot;;&quot;55+&quot;))))" office:value-type="string" office:string-value="26-35" calcext:value-type="string">
            <text:p>26-35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Mike Johnson</text:p>
          </table:table-cell>
          <table:table-cell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6" calcext:value-type="float">
            <text:p>26</text:p>
          </table:table-cell>
          <table:table-cell office:value-type="float" office:value="58000" calcext:value-type="float">
            <text:p>5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7-22</text:p>
          </table:table-cell>
          <table:table-cell office:value-type="string" calcext:value-type="string">
            <text:p>Resigned</text:p>
          </table:table-cell>
          <table:table-cell office:value-type="float" office:value="3" calcext:value-type="float">
            <text:p>3</text:p>
          </table:table-cell>
          <table:table-cell table:formula="of:=IF([.E6]&lt;=25;&quot;18-25&quot;;IF([.E6]&lt;=35;&quot;26-35&quot;;IF([.E6]&lt;=45;&quot;36-45&quot;;IF([.E6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Emily White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72000" calcext:value-type="float">
            <text:p>7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10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table:formula="of:=IF([.E7]&lt;=25;&quot;18-25&quot;;IF([.E7]&lt;=35;&quot;26-35&quot;;IF([.E7]&lt;=45;&quot;36-45&quot;;IF([.E7]&lt;=55;&quot;46-55&quot;;&quot;55+&quot;))))" office:value-type="string" office:string-value="36-45" calcext:value-type="string">
            <text:p>36-45</text:p>
          </table:table-cell>
          <table:table-cell/>
        </table:table-row>
        <table:table-row table:style-name="ro3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Chris Brown</text:p>
          </table:table-cell>
          <table:table-cell office:value-type="string" calcext:value-type="string">
            <text:p>Marketing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29" calcext:value-type="float">
            <text:p>29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9-01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table:formula="of:=IF([.E8]&lt;=25;&quot;18-25&quot;;IF([.E8]&lt;=35;&quot;26-35&quot;;IF([.E8]&lt;=45;&quot;36-45&quot;;IF([.E8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string" calcext:value-type="string">
            <text:p>Sara Green</text:p>
          </table:table-cell>
          <table:table-cell office:value-type="string" calcext:value-type="string">
            <text:p>IT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65000" calcext:value-type="float">
            <text:p>65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11-11</text:p>
          </table:table-cell>
          <table:table-cell office:value-type="string" calcext:value-type="string">
            <text:p>Resigned</text:p>
          </table:table-cell>
          <table:table-cell office:value-type="float" office:value="8" calcext:value-type="float">
            <text:p>8</text:p>
          </table:table-cell>
          <table:table-cell table:formula="of:=IF([.E9]&lt;=25;&quot;18-25&quot;;IF([.E9]&lt;=35;&quot;26-35&quot;;IF([.E9]&lt;=45;&quot;36-45&quot;;IF([.E9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Ryan King</text:p>
          </table:table-cell>
          <table:table-cell office:value-type="string" calcext:value-type="string">
            <text:p>HR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40" calcext:value-type="float">
            <text:p>40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Active</text:p>
          </table:table-cell>
          <table:table-cell office:value-type="float" office:value="7" calcext:value-type="float">
            <text:p>7</text:p>
          </table:table-cell>
          <table:table-cell table:formula="of:=IF([.E10]&lt;=25;&quot;18-25&quot;;IF([.E10]&lt;=35;&quot;26-35&quot;;IF([.E10]&lt;=45;&quot;36-45&quot;;IF([.E10]&lt;=55;&quot;46-55&quot;;&quot;55+&quot;))))" office:value-type="string" office:string-value="36-45" calcext:value-type="string">
            <text:p>36-45</text:p>
          </table:table-cell>
          <table:table-cell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string" calcext:value-type="string">
            <text:p>Jessica Black</text:p>
          </table:table-cell>
          <table:table-cell office:value-type="string" calcext:value-type="string">
            <text:p>Marketing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52000" calcext:value-type="float">
            <text:p>5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-01-10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table:formula="of:=IF([.E11]&lt;=25;&quot;18-25&quot;;IF([.E11]&lt;=35;&quot;26-35&quot;;IF([.E11]&lt;=45;&quot;36-45&quot;;IF([.E11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Peter Adams</text:p>
          </table:table-cell>
          <table:table-cell office:value-type="string" calcext:value-type="string">
            <text:p>IT</text:p>
          </table:table-cell>
          <table:table-cell table:style-name="ce5" office:value-type="string" calcext:value-type="string">
            <text:p>Male </text:p>
          </table:table-cell>
          <table:table-cell office:value-type="float" office:value="30" calcext:value-type="float">
            <text:p>30</text:p>
          </table:table-cell>
          <table:table-cell office:value-type="float" office:value="66000" calcext:value-type="float">
            <text:p>6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Active</text:p>
          </table:table-cell>
          <table:table-cell office:value-type="float" office:value="6" calcext:value-type="float">
            <text:p>6</text:p>
          </table:table-cell>
          <table:table-cell table:formula="of:=IF([.E12]&lt;=25;&quot;18-25&quot;;IF([.E12]&lt;=35;&quot;26-35&quot;;IF([.E12]&lt;=45;&quot;36-45&quot;;IF([.E12]&lt;=55;&quot;46-55&quot;;&quot;55+&quot;))))" office:value-type="string" office:string-value="26-35" calcext:value-type="string">
            <text:p>26-35</text:p>
          </table:table-cell>
          <table:table-cell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string" calcext:value-type="string">
            <text:p>Lisa Grey</text:p>
          </table:table-cell>
          <table:table-cell office:value-type="string" calcext:value-type="string">
            <text:p>Sales</text:p>
          </table:table-cell>
          <table:table-cell table:style-name="ce2"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78000" calcext:value-type="float">
            <text:p>7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8-15</text:p>
          </table:table-cell>
          <table:table-cell office:value-type="string" calcext:value-type="string">
            <text:p>Active</text:p>
          </table:table-cell>
          <table:table-cell office:value-type="float" office:value="9" calcext:value-type="float">
            <text:p>9</text:p>
          </table:table-cell>
          <table:table-cell table:formula="of:=IF([.E13]&lt;=25;&quot;18-25&quot;;IF([.E13]&lt;=35;&quot;26-35&quot;;IF([.E13]&lt;=45;&quot;36-45&quot;;IF([.E13]&lt;=55;&quot;46-55&quot;;&quot;55+&quot;))))" office:value-type="string" office:string-value="36-45" calcext:value-type="string">
            <text:p>36-45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<text:s/></text:p>
          </table:table-cell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</table:table-row>
        <table:table-row table:style-name="ro3">
          <table:table-cell table:style-name="ce60" office:value-type="string" calcext:value-type="string" table:number-columns-spanned="3" table:number-rows-spanned="1">
            <text:p>KPI – Key Performance Indicator</text:p>
          </table:table-cell>
          <table:covered-table-cell table:number-columns-repeated="2" table:style-name="Default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7"/>
          <table:table-cell/>
        </table:table-row>
        <table:table-row table:style-name="ro4">
          <table:table-cell table:style-name="ce61" office:value-type="string" calcext:value-type="string">
            <text:p>Total employee</text:p>
          </table:table-cell>
          <table:table-cell table:style-name="ce61" table:formula="of:=COUNT([.A4:.A13])" office:value-type="float" office:value="10" calcext:value-type="float">
            <text:p>10</text:p>
          </table:table-cell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table:style-name="ce61" office:value-type="string" calcext:value-type="string">
            <text:p>Average Salary</text:p>
          </table:table-cell>
          <table:table-cell table:style-name="ce61" table:formula="of:=AVERAGE([.F4:.F13])" office:value-type="float" office:value="62400" calcext:value-type="float">
            <text:p>62400</text:p>
          </table:table-cell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table:style-name="ce61" office:value-type="string" calcext:value-type="string">
            <text:p>Attrition rate</text:p>
          </table:table-cell>
          <table:table-cell table:style-name="ce63" table:formula="of:=(COUNTIF([.I4:.I13];&quot;Resigned&quot;)/[.B18])" office:value-type="percentage" office:value="0.2" calcext:value-type="percentage">
            <text:p>20%</text:p>
          </table:table-cell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Attrition status" table:style-name="ta1">
        <table:shapes>
          <draw:frame draw:z-index="0" draw:style-name="gr1" draw:text-style-name="P1" svg:width="15.997cm" svg:height="9.004cm" svg:x="7.737cm" svg:y="0.0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18" table:default-cell-style-name="Default"/>
        <table:table-row table:style-name="ro1">
          <table:table-cell table:style-name="ce23" office:value-type="string" calcext:value-type="string">
            <text:p>Attrition Status</text:p>
          </table:table-cell>
          <table:table-cell table:style-name="ce51" office:value-type="string" calcext:value-type="string">
            <text:p>Count - Employee ID</text:p>
          </table:table-cell>
        </table:table-row>
        <table:table-row table:style-name="ro1">
          <table:table-cell table:style-name="ce24" office:value-type="string" calcext:value-type="string">
            <text:p>Active</text:p>
          </table:table-cell>
          <table:table-cell table:style-name="ce52" office:value-type="float" office:value="8" calcext:value-type="float">
            <text:p>8</text:p>
          </table:table-cell>
        </table:table-row>
        <table:table-row table:style-name="ro1">
          <table:table-cell table:style-name="ce25" office:value-type="string" calcext:value-type="string">
            <text:p>Resigned</text:p>
          </table:table-cell>
          <table:table-cell table:style-name="ce54"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55" office:value-type="float" office:value="10" calcext:value-type="float">
            <text:p>1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66"/>
          <table:table-cell/>
        </table:table-row>
      </table:table>
      <table:table table:name="Gender distribution" table:style-name="ta1">
        <table:shapes>
          <draw:frame draw:z-index="0" draw:style-name="gr1" draw:text-style-name="P1" svg:width="15.77cm" svg:height="8.999cm" svg:x="10.119cm" svg:y="0.125cm">
            <draw:object draw:notify-on-update-of-ranges="'Gender distribution'.A2:'Gender distribution'.A3 'Gender distribution'.C2:'Gender distribution'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23"/>
        <table:table-column table:style-name="co19" table:default-cell-style-name="ce51"/>
        <table:table-column table:style-name="co6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Count - Employee ID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table:style-name="ce24" office:value-type="string" calcext:value-type="string">
            <text:p>Female</text:p>
          </table:table-cell>
          <table:table-cell table:style-name="ce52" office:value-type="float" office:value="5" calcext:value-type="float">
            <text:p>5</text:p>
          </table:table-cell>
          <table:table-cell table:style-name="ce31" table:formula="of:=[.B2]/[.B4]" office:value-type="percentage" office:value="0.5" calcext:value-type="percentage">
            <text:p>50%</text:p>
          </table:table-cell>
        </table:table-row>
        <table:table-row table:style-name="ro1">
          <table:table-cell table:style-name="ce25" office:value-type="string" calcext:value-type="string">
            <text:p>Male </text:p>
          </table:table-cell>
          <table:table-cell table:style-name="ce54" office:value-type="float" office:value="5" calcext:value-type="float">
            <text:p>5</text:p>
          </table:table-cell>
          <table:table-cell table:style-name="ce31" table:formula="of:=[.B3]/[.B4]" office:value-type="percentage" office:value="0.5" calcext:value-type="percentage">
            <text:p>50%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</table:table>
      <table:table table:name="Average salary by performance" table:style-name="ta1">
        <table:shapes>
          <draw:frame draw:z-index="0" draw:style-name="gr1" draw:text-style-name="P1" svg:width="15.991cm" svg:height="9.005cm" svg:x="8.174cm" svg:y="0.106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ce25"/>
        <table:table-column table:style-name="co20" table:default-cell-style-name="ce32"/>
        <table:table-row table:style-name="ro1">
          <table:table-cell table:style-name="ce23" office:value-type="string" calcext:value-type="string">
            <text:p>Performance Rating</text:p>
          </table:table-cell>
          <table:table-cell table:style-name="ce27" office:value-type="string" calcext:value-type="string">
            <text:p>Average - Salary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666.6666666667" calcext:value-type="float">
            <text:p>57666.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250" calcext:value-type="float">
            <text:p>62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75000" calcext:value-type="float">
            <text:p>75000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30" office:value-type="float" office:value="62400" calcext:value-type="float">
            <text:p>62400</text:p>
          </table:table-cell>
        </table:table-row>
      </table:table>
      <table:table table:name="Avarage salary by department" table:style-name="ta1">
        <table:shapes>
          <draw:frame draw:z-index="0" draw:style-name="gr1" draw:text-style-name="P1" svg:width="15.994cm" svg:height="9.005cm" svg:x="7.736cm" svg:y="0.106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5"/>
        <table:table-column table:style-name="co21" table:default-cell-style-name="ce53"/>
        <table:table-row table:style-name="ro1">
          <table:table-cell table:style-name="ce23" office:value-type="string" calcext:value-type="string">
            <text:p>Department</text:p>
          </table:table-cell>
          <table:table-cell table:style-name="ce51" office:value-type="string" calcext:value-type="string">
            <text:p>Average - Salary</text:p>
          </table:table-cell>
        </table:table-row>
        <table:table-row table:style-name="ro1">
          <table:table-cell table:style-name="ce24" office:value-type="string" calcext:value-type="string">
            <text:p>HR</text:p>
          </table:table-cell>
          <table:table-cell table:style-name="ce52" office:value-type="float" office:value="61500" calcext:value-type="float">
            <text:p>61500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62250" calcext:value-type="float">
            <text:p>62250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table:style-name="ce54" office:value-type="float" office:value="75000" calcext:value-type="float">
            <text:p>75000</text:p>
          </table:table-cell>
        </table:table-row>
        <table:table-row table:style-name="ro1">
          <table:table-cell table:style-name="ce26" office:value-type="string" calcext:value-type="string">
            <text:p>Total Result</text:p>
          </table:table-cell>
          <table:table-cell table:style-name="ce55" office:value-type="float" office:value="62400" calcext:value-type="float">
            <text:p>62400</text:p>
          </table:table-cell>
        </table:table-row>
      </table:table>
      <table:named-expressions/>
      <table:data-pilot-tables>
        <table:data-pilot-table table:name="DataPilot1" table:application-data="" table:target-range-address="'Avarage salary by department'.A1:'Avarage salary by department'.B6" table:buttons="'Avarage salary by department'.A1" table:show-filter-button="false" table:drill-down-on-double-click="false">
          <table:source-cell-range table:cell-range-address="'Raw data'.A3:'Raw data'.J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partment" table:orientation="row" table:used-hierarchy="0" table:function="auto">
            <table:data-pilot-level table:show-empty="false" calcext:repeat-item-labels="false">
              <table:data-pilot-members>
                <table:data-pilot-member table:name="HR" table:display="true" table:show-details="true"/>
                <table:data-pilot-member table:name="IT" table:display="true" table:show-details="true"/>
                <table:data-pilot-member table:name="Marketing" table:display="true" table:show-details="true"/>
                <table:data-pilot-member table:name="Sal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ary" table:orientation="data" table:used-hierarchy="0" table:function="average">
            <table:data-pilot-level table:show-empty="false" calcext:repeat-item-labels="false">
              <table:data-pilot-members>
                <table:data-pilot-member table:name="50000" table:display="true" table:show-details="true"/>
                <table:data-pilot-member table:name="52000" table:display="true" table:show-details="true"/>
                <table:data-pilot-member table:name="55000" table:display="true" table:show-details="true"/>
                <table:data-pilot-member table:name="58000" table:display="true" table:show-details="true"/>
                <table:data-pilot-member table:name="60000" table:display="true" table:show-details="true"/>
                <table:data-pilot-member table:name="65000" table:display="true" table:show-details="true"/>
                <table:data-pilot-member table:name="66000" table:display="true" table:show-details="true"/>
                <table:data-pilot-member table:name="68000" table:display="true" table:show-details="true"/>
                <table:data-pilot-member table:name="72000" table:display="true" table:show-details="true"/>
                <table:data-pilot-member table:name="78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Average salary by performance'.A1:'Average salary by performance'.B6" table:buttons="'Average salary by performance'.A1" table:show-filter-button="false" table:drill-down-on-double-click="false">
          <table:source-cell-range table:cell-range-address="'Raw data'.A3:'Raw data'.J13"/>
          <table:data-pilot-field table:source-field-name="Performance Rating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alary" table:orientation="data" table:used-hierarchy="0" table:function="average">
            <table:data-pilot-level table:show-empty="false" calcext:repeat-item-labels="false">
              <table:data-pilot-members>
                <table:data-pilot-member table:name="50000" table:display="true" table:show-details="true"/>
                <table:data-pilot-member table:name="52000" table:display="true" table:show-details="true"/>
                <table:data-pilot-member table:name="55000" table:display="true" table:show-details="true"/>
                <table:data-pilot-member table:name="58000" table:display="true" table:show-details="true"/>
                <table:data-pilot-member table:name="60000" table:display="true" table:show-details="true"/>
                <table:data-pilot-member table:name="65000" table:display="true" table:show-details="true"/>
                <table:data-pilot-member table:name="66000" table:display="true" table:show-details="true"/>
                <table:data-pilot-member table:name="68000" table:display="true" table:show-details="true"/>
                <table:data-pilot-member table:name="72000" table:display="true" table:show-details="true"/>
                <table:data-pilot-member table:name="78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Gender distribution'.A1:'Gender distribution'.B4" table:buttons="'Gender distribution'.A1" table:show-filter-button="false" table:drill-down-on-double-click="false">
          <table:source-cell-range table:cell-range-address="'Raw data'.A3:'Raw data'.J13"/>
          <table:data-pilot-field table:source-field-name="Gender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mployee ID" table:orientation="data" table:used-hierarchy="0" table:function="count">
            <table:data-pilot-level table:show-empty="false" calcext:repeat-item-labels="false">
              <table:data-pilot-members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Attrition status'.A1:'Attrition status'.B4" table:buttons="'Attrition status'.A1" table:show-filter-button="false" table:drill-down-on-double-click="false">
          <table:source-cell-range table:cell-range-address="'Raw data'.A3:'Raw data'.K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ttrition Status" table:orientation="row" table:used-hierarchy="0" table:function="auto">
            <table:data-pilot-level table:show-empty="false" calcext:repeat-item-labels="false">
              <table:data-pilot-members>
                <table:data-pilot-member table:name="Active" table:display="true" table:show-details="true"/>
                <table:data-pilot-member table:name="Resign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mployee ID" table:orientation="data" table:used-hierarchy="0" table:function="count">
            <table:data-pilot-level table:show-empty="false" calcext:repeat-item-labels="false">
              <table:data-pilot-members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 style:data-style-name="N2" text:time-value="17:15:14.776019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13T17:23:28.515375409</meta:creation-date>
    <dc:date>2025-12-15T18:54:29.943747872</dc:date>
    <meta:editing-duration>PT1H9M58S</meta:editing-duration>
    <meta:editing-cycles>17</meta:editing-cycles>
    <meta:generator>LibreOffice/6.4.7.2$Linux_X86_64 LibreOffice_project/40$Build-2</meta:generator>
    <meta:document-statistic meta:table-count="6" meta:cell-count="33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de59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false" chart:data-label-symbol="false"/>
      <style:graphic-properties draw:fill-color="#a7074b" draw:fill-gradient-name="Gradient_5f_20_5f_1" draw:fill-hatch-name="Hatching_5f_20_5f_1" draw:fill-image-name="Bitmap_5f_20_5f_1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729fc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1cm" svg:height="9cm" xlink:href=".." xlink:type="simple" chart:class="chart:circle" chart:style-name="ch1">
        <chart:title svg:x="5.923cm" svg:y="0.316cm" chart:style-name="ch2">
          <text:p>Gender distribution</text:p>
        </chart:title>
        <chart:legend chart:legend-position="end" svg:x="13.178cm" svg:y="3.752cm" style:legend-expansion="high" chart:style-name="ch3"/>
        <chart:plot-area chart:style-name="ch4" table:cell-range-address="'Gender distribution'.A2:'Gender distribution'.A3 'Gender distribution'.C2:'Gender distribution'.C3" chart:data-source-has-labels="column" svg:x="4.039cm" svg:y="1.294cm" svg:width="7.436cm" svg:height="7.437cm">
          <chartooo:coordinate-region svg:x="4.04cm" svg:y="1.242cm" svg:width="7.435cm" svg:height="7.544cm"/>
          <chart:axis chart:dimension="x" chart:name="primary-x" chart:style-name="ch5" chartooo:axis-type="auto">
            <chartooo:date-scale/>
            <chart:categories table:cell-range-address="'Gender distribution'.A2:'Gender distribution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ender distribution'.C2:'Gender distribution'.C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'Gender distribution'.A2:'Gender distribution'.A3</svg:desc>
                </draw:g>
              </table:table-cell>
              <table:table-cell office:value-type="float" office:value="0.5">
                <text:p>0.5</text:p>
                <draw:g>
                  <svg:desc>'Gender distribution'.C2:'Gender distribution'.C3</svg:desc>
                </draw:g>
              </table:table-cell>
            </table:table-row>
            <table:table-row>
              <table:table-cell office:value-type="string">
                <text:p>Male 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loext:data-pilot-source="DataPilot1" chart:class="chart:bar" chart:style-name="ch1">
        <chart:title svg:x="4.937cm" svg:y="0.316cm" chart:style-name="ch2">
          <text:p>Avarage salary by department</text:p>
        </chart:title>
        <chart:legend chart:legend-position="end" svg:x="13.186cm" svg:y="2.952cm" style:legend-expansion="high" chart:style-name="ch3"/>
        <chart:plot-area chart:style-name="ch4" table:cell-range-address="PivotChart" chart:data-source-has-labels="column" svg:x="1.33cm" svg:y="1.275cm" svg:width="11.537cm" svg:height="5.67cm">
          <chartooo:coordinate-region svg:x="2.507cm" svg:y="1.474cm" svg:width="10.36cm" svg:height="4.824cm"/>
          <chart:axis chart:dimension="x" chart:name="primary-x" chart:style-name="ch5" chartooo:axis-type="auto">
            <chartooo:date-scale/>
            <chart:title svg:x="6.221cm" svg:y="7.125cm" chart:style-name="ch6">
              <text:p>department</text:p>
            </chart:title>
            <chart:categories table:cell-range-address="PT@categories"/>
          </chart:axis>
          <chart:axis chart:dimension="y" chart:name="primary-y" chart:style-name="ch7">
            <chart:title svg:x="0.451cm" svg:y="4.604cm" chart:style-name="ch8">
              <text:p>salary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</text:p>
                <draw:g>
                  <svg:desc>PT@categories</svg:desc>
                </draw:g>
              </table:table-cell>
              <table:table-cell office:value-type="float" office:value="61500">
                <text:p>615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62250">
                <text:p>62250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75000">
                <text:p>7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168c8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loext:data-pilot-source="DataPilot2" chart:class="chart:bar" chart:style-name="ch1">
        <chart:title svg:x="4.804cm" svg:y="0.316cm" chart:style-name="ch2">
          <text:p>Avarage salary by performance</text:p>
        </chart:title>
        <chart:legend chart:legend-position="end" svg:x="13.184cm" svg:y="2.952cm" style:legend-expansion="high" chart:style-name="ch3"/>
        <chart:plot-area chart:style-name="ch4" table:cell-range-address="PivotChart" chart:data-source-has-labels="column" svg:x="1.33cm" svg:y="1.275cm" svg:width="11.535cm" svg:height="5.67cm">
          <chartooo:coordinate-region svg:x="2.507cm" svg:y="1.474cm" svg:width="10.358cm" svg:height="4.824cm"/>
          <chart:axis chart:dimension="x" chart:name="primary-x" chart:style-name="ch5" chartooo:axis-type="auto">
            <chartooo:date-scale/>
            <chart:title svg:x="6.127cm" svg:y="7.125cm" chart:style-name="ch6">
              <text:p>performance</text:p>
            </chart:title>
            <chart:categories table:cell-range-address="PT@categories"/>
          </chart:axis>
          <chart:axis chart:dimension="y" chart:name="primary-y" chart:style-name="ch7">
            <chart:title svg:x="0.451cm" svg:y="4.604cm" chart:style-name="ch8">
              <text:p>salary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PT@categories</svg:desc>
                </draw:g>
              </table:table-cell>
              <table:table-cell office:value-type="float" office:value="52000">
                <text:p>52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66.6666666667">
                <text:p>57666.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50">
                <text:p>62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4" chart:class="chart:circle" chart:style-name="ch1">
        <chart:title svg:x="6.474cm" svg:y="0.316cm" chart:style-name="ch2">
          <text:p>Attrition status</text:p>
        </chart:title>
        <chart:legend chart:legend-position="end" svg:x="13.189cm" svg:y="2.951cm" style:legend-expansion="high" chart:style-name="ch3"/>
        <chart:plot-area chart:style-name="ch4" table:cell-range-address="PivotChart" chart:data-source-has-labels="column" svg:x="0.319cm" svg:y="1.275cm" svg:width="12.551cm" svg:height="6.65cm">
          <chartooo:coordinate-region svg:x="3.27cm" svg:y="1.276cm" svg:width="6.649cm" svg:height="6.64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ive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Resigne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circle" chart:style-name="ch1">
        <chart:title svg:x="6.474cm" svg:y="0.316cm" chart:style-name="ch2">
          <text:p>Attrition status</text:p>
        </chart:title>
        <chart:legend chart:legend-position="end" svg:x="13.814cm" svg:y="3.954cm" style:legend-expansion="high" chart:style-name="ch3"/>
        <chart:plot-area chart:style-name="ch4" chart:data-source-has-labels="both" svg:x="0.319cm" svg:y="1.275cm" svg:width="13.176cm" svg:height="7.55cm">
          <chartooo:coordinate-region svg:x="3.132cm" svg:y="1.276cm" svg:width="7.549cm" svg:height="7.549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ctiv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signe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/>
      <style:graphic-properties draw:stroke="none" draw:fill-color="#ffde59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false" chart:data-label-symbol="false"/>
      <style:graphic-properties draw:fill-color="#a7074b" draw:fill-gradient-name="Gradient_5f_5f_5f_5f_5f_5f_5f_20_5f_5f_5f_5f_5f_5f_5f_1" draw:fill-hatch-name="Hatching_5f_5f_5f_5f_5f_5f_5f_20_5f_5f_5f_5f_5f_5f_5f_1" draw:fill-image-name="Bitmap_5f_5f_5f_5f_5f_5f_5f_20_5f_5f_5f_5f_5f_5f_5f_1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729fc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1cm" svg:height="9cm" xlink:href=".." xlink:type="simple" chart:class="chart:circle" chart:style-name="ch1">
        <chart:title svg:x="5.923cm" svg:y="0.316cm" chart:style-name="ch2">
          <text:p>Gender distribution</text:p>
        </chart:title>
        <chart:legend chart:legend-position="end" svg:x="13.178cm" svg:y="3.752cm" style:legend-expansion="high" chart:style-name="ch3"/>
        <chart:plot-area chart:style-name="ch4" table:cell-range-address="'Gender distribution'.A2:'Gender distribution'.A3 'Gender distribution'.C2:'Gender distribution'.C3" chart:data-source-has-labels="column" svg:x="4.039cm" svg:y="1.294cm" svg:width="7.436cm" svg:height="7.437cm">
          <chartooo:coordinate-region svg:x="4.04cm" svg:y="1.242cm" svg:width="7.435cm" svg:height="7.544cm"/>
          <chart:axis chart:dimension="x" chart:name="primary-x" chart:style-name="ch5" chartooo:axis-type="auto">
            <chartooo:date-scale/>
            <chart:categories table:cell-range-address="'Gender distribution'.A2:'Gender distribution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ender distribution'.C2:'Gender distribution'.C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'Gender distribution'.A2:'Gender distribution'.A3</svg:desc>
                </draw:g>
              </table:table-cell>
              <table:table-cell office:value-type="float" office:value="0.5">
                <text:p>0.5</text:p>
                <draw:g>
                  <svg:desc>'Gender distribution'.C2:'Gender distribution'.C3</svg:desc>
                </draw:g>
              </table:table-cell>
            </table:table-row>
            <table:table-row>
              <table:table-cell office:value-type="string">
                <text:p>Male 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168c8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9.019cm" xlink:href="." xlink:type="simple" chart:class="chart:bar" chart:style-name="ch1">
        <chart:title svg:x="4.815cm" svg:y="0.316cm" chart:style-name="ch2">
          <text:p>Avarage salary by performance</text:p>
        </chart:title>
        <chart:legend chart:legend-position="end" svg:x="14.493cm" svg:y="4.21cm" style:legend-expansion="high" chart:style-name="ch3"/>
        <chart:plot-area chart:style-name="ch4" chart:data-source-has-labels="both" svg:x="1.331cm" svg:y="1.275cm" svg:width="12.842cm" svg:height="6.583cm">
          <chartooo:coordinate-region svg:x="2.508cm" svg:y="1.474cm" svg:width="11.665cm" svg:height="5.737cm"/>
          <chart:axis chart:dimension="x" chart:name="primary-x" chart:style-name="ch5" chartooo:axis-type="auto">
            <chartooo:date-scale/>
            <chart:title svg:x="6.782cm" svg:y="8.038cm" chart:style-name="ch6">
              <text:p>performance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06cm" chart:style-name="ch8">
              <text:p>salary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66.6666666667">
                <text:p>57666.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50">
                <text:p>62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06cm" xlink:href="." xlink:type="simple" chart:class="chart:bar" chart:style-name="ch1">
        <chart:title svg:x="4.937cm" svg:y="0.316cm" chart:style-name="ch2">
          <text:p>Avarage salary by department</text:p>
        </chart:title>
        <chart:legend chart:legend-position="end" svg:x="14.473cm" svg:y="4.204cm" style:legend-expansion="high" chart:style-name="ch3"/>
        <chart:plot-area chart:style-name="ch4" chart:data-source-has-labels="both" svg:x="1.33cm" svg:y="1.275cm" svg:width="12.824cm" svg:height="6.57cm">
          <chartooo:coordinate-region svg:x="2.507cm" svg:y="1.474cm" svg:width="11.647cm" svg:height="5.724cm"/>
          <chart:axis chart:dimension="x" chart:name="primary-x" chart:style-name="ch5" chartooo:axis-type="auto">
            <chartooo:date-scale/>
            <chart:title svg:x="6.865cm" svg:y="8.025cm" chart:style-name="ch6">
              <text:p>department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5.054cm" chart:style-name="ch8">
              <text:p>salary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HR</text:p>
              </table:table-cell>
              <table:table-cell office:value-type="float" office:value="61500">
                <text:p>61500</text:p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62250">
                <text:p>62250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75000">
                <text:p>75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